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618in"/>
    </style:style>
    <style:style style:name="co2" style:family="table-column">
      <style:table-column-properties fo:break-before="auto" style:column-width="0.2193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1" style:family="table-cell" style:parent-style-name="Default">
      <style:table-cell-properties fo:background-color="#808080"/>
    </style:style>
    <style:style style:name="ce24" style:family="table-cell" style:parent-style-name="Default">
      <style:table-cell-properties fo:background-color="transparent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 style:data-style-name="N123"/>
    <style:style style:name="ce6" style:family="table-cell" style:parent-style-name="Default" style:data-style-name="N123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 style:data-style-name="N123">
      <style:table-cell-properties style:text-align-source="fix" style:repeat-content="false" fo:background-color="transparent"/>
      <style:paragraph-properties fo:text-align="end" fo:margin-left="0in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123">
      <style:table-cell-properties fo:background-color="#808080" style:text-align-source="fix" style:repeat-content="false"/>
      <style:paragraph-properties fo:text-align="end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6" style:family="table-cell" style:parent-style-name="Default" style:data-style-name="N123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1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6.2988in" svg:height="4.3571in" svg:x="0.0866in" svg:y="4.8039in">
            <draw:object draw:notify-on-update-of-ranges="coverage.C7:coverage.C22 coverage.D7:coverage.D22 coverage.E7:coverage.E22 coverage.F7:coverage.F22 coverage.G7:coverage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number-columns-repeated="4" table:default-cell-style-name="ce5"/>
        <table:table-column table:style-name="co5" table:default-cell-style-name="ce10"/>
        <table:table-column table:style-name="co6" table:number-columns-repeated="56" table:default-cell-style-name="Default"/>
        <table:table-row table:style-name="ro1">
          <table:table-cell office:value-type="string" calcext:value-type="string">
            <text:p>packages in repository</text:p>
            <text:p>(except “base” system)</text:p>
          </table:table-cell>
          <table:table-cell office:value-type="string" calcext:value-type="string">
            <text:p>R</text:p>
          </table:table-cell>
          <table:table-cell office:value-type="float" office:value="18000" calcext:value-type="float">
            <text:p>18000</text:p>
          </table:table-cell>
          <table:table-cell table:number-columns-repeated="4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effective mean daily rate</text:p>
            <text:p>(after “base” system is emerged)</text:p>
          </table:table-cell>
          <table:table-cell office:value-type="string" calcext:value-type="string">
            <text:p>D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table:style-name="Default"/>
          <table:table-cell table:number-columns-repeated="56"/>
        </table:table-row>
        <table:table-row table:style-name="ro2">
          <table:table-cell table:style-name="ce2"/>
          <table:table-cell table:number-columns-repeated="2"/>
          <table:table-cell table:style-name="Default" table:number-columns-repeated="4"/>
          <table:table-cell table:style-name="ce3" table:number-columns-repeated="57"/>
        </table:table-row>
        <table:table-row table:style-name="ro2">
          <table:table-cell table:style-name="ce2"/>
          <table:table-cell table:number-columns-repeated="2"/>
          <table:table-cell table:style-name="ce6"/>
          <table:table-cell table:style-name="ce3"/>
          <table:table-cell table:style-name="ce29"/>
          <table:table-cell table:style-name="ce3" table:number-columns-repeated="58"/>
        </table:table-row>
        <table:table-row table:style-name="ro2">
          <table:table-cell office:value-type="string" calcext:value-type="string">
            <text:p>parallel running image(s)</text:p>
          </table:table-cell>
          <table:table-cell table:style-name="ce13" office:value-type="string" calcext:value-type="string">
            <text:p>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39" office:value-type="float" office:value="16" calcext:value-type="float">
            <text:p>16</text:p>
          </table:table-cell>
          <table:table-cell table:style-name="ce7"/>
          <table:table-cell table:style-name="Default"/>
          <table:table-cell table:style-name="ce3" table:number-columns-repeated="56"/>
        </table:table-row>
        <table:table-row table:style-name="ro2">
          <table:table-cell table:number-columns-repeated="2"/>
          <table:table-cell table:style-name="ce17" office:value-type="string" calcext:value-type="string">
            <text:p>day</text:p>
          </table:table-cell>
          <table:table-cell table:style-name="ce6" table:number-columns-repeated="4"/>
          <table:table-cell table:style-name="Default"/>
          <table:table-cell table:number-columns-repeated="56"/>
        </table:table-row>
        <table:table-row table:style-name="ro2">
          <table:table-cell office:value-type="string" calcext:value-type="string">
            <text:p>“base” system needs to be emerged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3" table:style-name="ce6" office:value-type="percentage" office:value="0" calcext:value-type="percentage">
            <text:p>0.0%</text:p>
          </table:table-cell>
          <table:table-cell table:style-name="ce6"/>
          <table:table-cell table:style-name="Default"/>
          <table:table-cell table:number-columns-repeated="56"/>
        </table:table-row>
        <table:table-row table:style-name="ro2">
          <table:table-cell office:value-type="string" calcext:value-type="string">
            <text:p>“ </text:p>
          </table:table-cell>
          <table:table-cell/>
          <table:table-cell table:style-name="Default" table:formula="of:=[.C7]+1" office:value-type="float" office:value="2" calcext:value-type="float">
            <text:p>2</text:p>
          </table:table-cell>
          <table:table-cell table:number-columns-repeated="3" table:style-name="ce6" office:value-type="percentage" office:value="0" calcext:value-type="percentage">
            <text:p>0.0%</text:p>
          </table:table-cell>
          <table:table-cell table:style-name="ce6"/>
          <table:table-cell table:style-name="Default"/>
          <table:table-cell table:number-columns-repeated="56"/>
        </table:table-row>
        <table:table-row table:style-name="ro2">
          <table:table-cell table:number-columns-repeated="2"/>
          <table:table-cell table:style-name="Default" table:formula="of:=[.C8]+1" office:value-type="float" office:value="3" calcext:value-type="float">
            <text:p>3</text:p>
          </table:table-cell>
          <table:table-cell table:style-name="ce6" table:formula="of:=1-(1-([.$C9]-2)*[.$C$2]/[.$C$1])^[.D$5]" office:value-type="percentage" office:value="0.0333333333333333" calcext:value-type="percentage">
            <text:p>3.3%</text:p>
          </table:table-cell>
          <table:table-cell table:style-name="ce6" table:formula="of:=1-(1-([.$C9]-2)*[.$C$2]/[.$C$1])^[.E$5]" office:value-type="percentage" office:value="0.237545476358787" calcext:value-type="percentage">
            <text:p>23.8%</text:p>
          </table:table-cell>
          <table:table-cell table:style-name="ce6" table:formula="of:=1-(1-([.$C9]-2)*[.$C$2]/[.$C$1])^[.F$5]" office:value-type="percentage" office:value="0.418663099379051" calcext:value-type="percentage">
            <text:p>41.9%</text:p>
          </table:table-cell>
          <table:table-cell table:style-name="ce6"/>
          <table:table-cell table:style-name="Default"/>
          <table:table-cell table:number-columns-repeated="56"/>
        </table:table-row>
        <table:table-row table:style-name="ro2">
          <table:table-cell table:number-columns-repeated="2"/>
          <table:table-cell table:style-name="Default" table:formula="of:=[.C9]+1" office:value-type="float" office:value="4" calcext:value-type="float">
            <text:p>4</text:p>
          </table:table-cell>
          <table:table-cell table:style-name="ce6" table:formula="of:=1-(1-([.$C10]-2)*[.$C$2]/[.$C$1])^[.D$5]" office:value-type="percentage" office:value="0.0666666666666667" calcext:value-type="percentage">
            <text:p>6.7%</text:p>
          </table:table-cell>
          <table:table-cell table:style-name="ce6" table:formula="of:=1-(1-([.$C10]-2)*[.$C$2]/[.$C$1])^[.E$5]" office:value-type="percentage" office:value="0.424170098558147" calcext:value-type="percentage">
            <text:p>42.4%</text:p>
          </table:table-cell>
          <table:table-cell table:style-name="ce6" table:formula="of:=1-(1-([.$C10]-2)*[.$C$2]/[.$C$1])^[.F$5]" office:value-type="percentage" office:value="0.668419924605465" calcext:value-type="percentage">
            <text:p>66.8%</text:p>
          </table:table-cell>
          <table:table-cell table:style-name="ce6"/>
          <table:table-cell table:style-name="Default"/>
          <table:table-cell table:number-columns-repeated="56"/>
        </table:table-row>
        <table:table-row table:style-name="ro2">
          <table:table-cell table:number-columns-repeated="2"/>
          <table:table-cell table:style-name="ce20" table:formula="of:=[.C10]+1" office:value-type="float" office:value="5" calcext:value-type="float">
            <text:p>5</text:p>
          </table:table-cell>
          <table:table-cell table:style-name="ce6" table:formula="of:=1-(1-([.$C11]-2)*[.$C$2]/[.$C$1])^[.D$5]" office:value-type="percentage" office:value="0.1" calcext:value-type="percentage">
            <text:p>10.0%</text:p>
          </table:table-cell>
          <table:table-cell table:style-name="ce6" table:formula="of:=1-(1-([.$C11]-2)*[.$C$2]/[.$C$1])^[.E$5]" office:value-type="percentage" office:value="0.56953279" calcext:value-type="percentage">
            <text:p>57.0%</text:p>
          </table:table-cell>
          <table:table-cell table:style-name="ce36" table:formula="of:=1-(1-([.$C11]-2)*[.$C$2]/[.$C$1])^[.F$5]" office:value-type="percentage" office:value="0.814697981114816" calcext:value-type="percentage">
            <text:p>81.5%</text:p>
          </table:table-cell>
          <table:table-cell table:style-name="ce6"/>
          <table:table-cell table:style-name="Default"/>
          <table:table-cell table:number-columns-repeated="56"/>
        </table:table-row>
        <table:table-row table:style-name="ro2">
          <table:table-cell table:number-columns-repeated="2"/>
          <table:table-cell table:style-name="ce21" table:formula="of:=[.C11]+1" office:value-type="float" office:value="6" calcext:value-type="float">
            <text:p>6</text:p>
          </table:table-cell>
          <table:table-cell table:style-name="ce6" table:formula="of:=1-(1-([.$C12]-2)*[.$C$2]/[.$C$1])^[.D$5]" office:value-type="percentage" office:value="0.133333333333333" calcext:value-type="percentage">
            <text:p>13.3%</text:p>
          </table:table-cell>
          <table:table-cell table:style-name="ce41" table:formula="of:=1-(1-([.$C12]-2)*[.$C$2]/[.$C$1])^[.E$5]" office:value-type="percentage" office:value="0.681714579216583" calcext:value-type="percentage">
            <text:p>68.2%</text:p>
          </table:table-cell>
          <table:table-cell table:style-name="ce38" table:formula="of:=1-(1-([.$C12]-2)*[.$C$2]/[.$C$1])^[.F$5]" office:value-type="percentage" office:value="0.898694390916723" calcext:value-type="percentage">
            <text:p>89.9%</text:p>
          </table:table-cell>
          <table:table-cell table:style-name="ce6"/>
          <table:table-cell table:style-name="Default"/>
          <table:table-cell table:number-columns-repeated="56"/>
        </table:table-row>
        <table:table-row table:style-name="ro2">
          <table:table-cell table:number-columns-repeated="2"/>
          <table:table-cell table:style-name="ce24" table:formula="of:=[.C12]+1" office:value-type="float" office:value="7" calcext:value-type="float">
            <text:p>7</text:p>
          </table:table-cell>
          <table:table-cell table:style-name="ce38" table:formula="of:=1-(1-([.$C13]-2)*[.$C$2]/[.$C$1])^[.D$5]" office:value-type="percentage" office:value="0.166666666666667" calcext:value-type="percentage">
            <text:p>16.7%</text:p>
          </table:table-cell>
          <table:table-cell table:style-name="ce38" table:formula="of:=1-(1-([.$C13]-2)*[.$C$2]/[.$C$1])^[.E$5]" office:value-type="percentage" office:value="0.767431960638622" calcext:value-type="percentage">
            <text:p>76.7%</text:p>
          </table:table-cell>
          <table:table-cell table:style-name="ce38" table:formula="of:=1-(1-([.$C13]-2)*[.$C$2]/[.$C$1])^[.F$5]" office:value-type="percentage" office:value="0.945912107067604" calcext:value-type="percentage">
            <text:p>94.6%</text:p>
          </table:table-cell>
          <table:table-cell table:style-name="ce6"/>
          <table:table-cell table:style-name="Default"/>
          <table:table-cell table:number-columns-repeated="56"/>
        </table:table-row>
        <table:table-row table:style-name="ro2">
          <table:table-cell table:number-columns-repeated="2"/>
          <table:table-cell table:style-name="ce16" table:formula="of:=[.C13]+1" office:value-type="float" office:value="8" calcext:value-type="float">
            <text:p>8</text:p>
          </table:table-cell>
          <table:table-cell table:style-name="ce6" table:formula="of:=1-(1-([.$C14]-2)*[.$C$2]/[.$C$1])^[.D$5]" office:value-type="percentage" office:value="0.2" calcext:value-type="percentage">
            <text:p>20.0%</text:p>
          </table:table-cell>
          <table:table-cell table:style-name="ce6" table:formula="of:=1-(1-([.$C14]-2)*[.$C$2]/[.$C$1])^[.E$5]" office:value-type="percentage" office:value="0.83222784" calcext:value-type="percentage">
            <text:p>83.2%</text:p>
          </table:table-cell>
          <table:table-cell table:style-name="ce6" table:formula="of:=1-(1-([.$C14]-2)*[.$C$2]/[.$C$1])^[.F$5]" office:value-type="percentage" office:value="0.971852502328934" calcext:value-type="percentage">
            <text:p>97.2%</text:p>
          </table:table-cell>
          <table:table-cell table:style-name="ce6"/>
          <table:table-cell table:style-name="Default"/>
          <table:table-cell table:number-columns-repeated="56"/>
        </table:table-row>
        <table:table-row table:style-name="ro2">
          <table:table-cell table:number-columns-repeated="2"/>
          <table:table-cell table:style-name="ce24" table:formula="of:=[.C14]+1" office:value-type="float" office:value="9" calcext:value-type="float">
            <text:p>9</text:p>
          </table:table-cell>
          <table:table-cell table:style-name="ce6" table:formula="of:=1-(1-([.$C15]-2)*[.$C$2]/[.$C$1])^[.D$5]" office:value-type="percentage" office:value="0.233333333333333" calcext:value-type="percentage">
            <text:p>23.3%</text:p>
          </table:table-cell>
          <table:table-cell table:style-name="ce6" table:formula="of:=1-(1-([.$C15]-2)*[.$C$2]/[.$C$1])^[.E$5]" office:value-type="percentage" office:value="0.880641692911142" calcext:value-type="percentage">
            <text:p>88.1%</text:p>
          </table:table-cell>
          <table:table-cell table:style-name="ce38" table:formula="of:=1-(1-([.$C15]-2)*[.$C$2]/[.$C$1])^[.F$5]" office:value-type="percentage" office:value="0.985753594528882" calcext:value-type="percentage">
            <text:p>98.6%</text:p>
          </table:table-cell>
          <table:table-cell table:style-name="ce6"/>
          <table:table-cell table:style-name="Default"/>
          <table:table-cell table:number-columns-repeated="56"/>
        </table:table-row>
        <table:table-row table:style-name="ro2">
          <table:table-cell table:number-columns-repeated="2"/>
          <table:table-cell table:style-name="ce25" table:formula="of:=[.C15]+1" office:value-type="float" office:value="10" calcext:value-type="float">
            <text:p>10</text:p>
          </table:table-cell>
          <table:table-cell table:style-name="ce6" table:formula="of:=1-(1-([.$C16]-2)*[.$C$2]/[.$C$1])^[.D$5]" office:value-type="percentage" office:value="0.266666666666667" calcext:value-type="percentage">
            <text:p>26.7%</text:p>
          </table:table-cell>
          <table:table-cell table:style-name="ce6" table:formula="of:=1-(1-([.$C16]-2)*[.$C$2]/[.$C$1])^[.E$5]" office:value-type="percentage" office:value="0.916360503679317" calcext:value-type="percentage">
            <text:p>91.6%</text:p>
          </table:table-cell>
          <table:table-cell table:style-name="ce36" table:formula="of:=1-(1-([.$C16]-2)*[.$C$2]/[.$C$1])^[.F$5]" office:value-type="percentage" office:value="0.993004434655222" calcext:value-type="percentage">
            <text:p>99.3%</text:p>
          </table:table-cell>
          <table:table-cell table:style-name="ce6"/>
          <table:table-cell table:style-name="Default"/>
          <table:table-cell table:number-columns-repeated="56"/>
        </table:table-row>
        <table:table-row table:style-name="ro2">
          <table:table-cell table:number-columns-repeated="2"/>
          <table:table-cell table:style-name="ce16" table:formula="of:=[.C16]+1" office:value-type="float" office:value="11" calcext:value-type="float">
            <text:p>11</text:p>
          </table:table-cell>
          <table:table-cell table:style-name="ce6" table:formula="of:=1-(1-([.$C17]-2)*[.$C$2]/[.$C$1])^[.D$5]" office:value-type="percentage" office:value="0.3" calcext:value-type="percentage">
            <text:p>30.0%</text:p>
          </table:table-cell>
          <table:table-cell table:style-name="ce6" table:formula="of:=1-(1-([.$C17]-2)*[.$C$2]/[.$C$1])^[.E$5]" office:value-type="percentage" office:value="0.94235199" calcext:value-type="percentage">
            <text:p>94.2%</text:p>
          </table:table-cell>
          <table:table-cell table:style-name="ce6" table:formula="of:=1-(1-([.$C17]-2)*[.$C$2]/[.$C$1])^[.F$5]" office:value-type="percentage" office:value="0.99667670694304" calcext:value-type="percentage">
            <text:p>99.7%</text:p>
          </table:table-cell>
          <table:table-cell table:style-name="ce6"/>
          <table:table-cell table:style-name="Default"/>
          <table:table-cell table:number-columns-repeated="56"/>
        </table:table-row>
        <table:table-row table:style-name="ro2">
          <table:table-cell table:number-columns-repeated="2"/>
          <table:table-cell table:style-name="Default" table:formula="of:=[.C17]+1" office:value-type="float" office:value="12" calcext:value-type="float">
            <text:p>12</text:p>
          </table:table-cell>
          <table:table-cell table:style-name="ce6" table:formula="of:=1-(1-([.$C18]-2)*[.$C$2]/[.$C$1])^[.D$5]" office:value-type="percentage" office:value="0.333333333333333" calcext:value-type="percentage">
            <text:p>33.3%</text:p>
          </table:table-cell>
          <table:table-cell table:style-name="ce6" table:formula="of:=1-(1-([.$C18]-2)*[.$C$2]/[.$C$1])^[.E$5]" office:value-type="percentage" office:value="0.960981557689376" calcext:value-type="percentage">
            <text:p>96.1%</text:p>
          </table:table-cell>
          <table:table-cell table:style-name="ce6" table:formula="of:=1-(1-([.$C18]-2)*[.$C$2]/[.$C$1])^[.F$5]" office:value-type="percentage" office:value="0.998477561159653" calcext:value-type="percentage">
            <text:p>99.8%</text:p>
          </table:table-cell>
          <table:table-cell table:style-name="ce6"/>
          <table:table-cell table:style-name="Default"/>
          <table:table-cell table:number-columns-repeated="56"/>
        </table:table-row>
        <table:table-row table:style-name="ro2">
          <table:table-cell table:number-columns-repeated="2"/>
          <table:table-cell table:style-name="Default" table:formula="of:=[.C18]+1" office:value-type="float" office:value="13" calcext:value-type="float">
            <text:p>13</text:p>
          </table:table-cell>
          <table:table-cell table:style-name="ce6" table:formula="of:=1-(1-([.$C19]-2)*[.$C$2]/[.$C$1])^[.D$5]" office:value-type="percentage" office:value="0.366666666666667" calcext:value-type="percentage">
            <text:p>36.7%</text:p>
          </table:table-cell>
          <table:table-cell table:style-name="ce6" table:formula="of:=1-(1-([.$C19]-2)*[.$C$2]/[.$C$1])^[.E$5]" office:value-type="percentage" office:value="0.974114368174059" calcext:value-type="percentage">
            <text:p>97.4%</text:p>
          </table:table-cell>
          <table:table-cell table:style-name="ce6" table:formula="of:=1-(1-([.$C19]-2)*[.$C$2]/[.$C$1])^[.F$5]" office:value-type="percentage" office:value="0.999329934064972" calcext:value-type="percentage">
            <text:p>99.9%</text:p>
          </table:table-cell>
          <table:table-cell table:style-name="ce6"/>
          <table:table-cell table:number-columns-repeated="57"/>
        </table:table-row>
        <table:table-row table:style-name="ro2">
          <table:table-cell table:number-columns-repeated="2"/>
          <table:table-cell table:style-name="Default" table:formula="of:=[.C19]+1" office:value-type="float" office:value="14" calcext:value-type="float">
            <text:p>14</text:p>
          </table:table-cell>
          <table:table-cell table:style-name="ce6" table:formula="of:=1-(1-([.$C20]-2)*[.$C$2]/[.$C$1])^[.D$5]" office:value-type="percentage" office:value="0.4" calcext:value-type="percentage">
            <text:p>40.0%</text:p>
          </table:table-cell>
          <table:table-cell table:style-name="ce6" table:formula="of:=1-(1-([.$C20]-2)*[.$C$2]/[.$C$1])^[.E$5]" office:value-type="percentage" office:value="0.98320384" calcext:value-type="percentage">
            <text:p>98.3%</text:p>
          </table:table-cell>
          <table:table-cell table:style-name="ce6" table:formula="of:=1-(1-([.$C20]-2)*[.$C$2]/[.$C$1])^[.F$5]" office:value-type="percentage" office:value="0.999717889009254" calcext:value-type="percentage">
            <text:p>100.0%</text:p>
          </table:table-cell>
          <table:table-cell table:style-name="ce6"/>
          <table:table-cell table:number-columns-repeated="57"/>
        </table:table-row>
        <table:table-row table:style-name="ro2">
          <table:table-cell table:number-columns-repeated="2"/>
          <table:table-cell table:style-name="Default" table:formula="of:=[.C20]+1" office:value-type="float" office:value="15" calcext:value-type="float">
            <text:p>15</text:p>
          </table:table-cell>
          <table:table-cell table:style-name="ce6" table:formula="of:=1-(1-([.$C21]-2)*[.$C$2]/[.$C$1])^[.D$5]" office:value-type="percentage" office:value="0.433333333333333" calcext:value-type="percentage">
            <text:p>43.3%</text:p>
          </table:table-cell>
          <table:table-cell table:style-name="ce6" table:formula="of:=1-(1-([.$C21]-2)*[.$C$2]/[.$C$1])^[.E$5]" office:value-type="percentage" office:value="0.989367844168572" calcext:value-type="percentage">
            <text:p>98.9%</text:p>
          </table:table-cell>
          <table:table-cell table:style-name="ce6" table:formula="of:=1-(1-([.$C21]-2)*[.$C$2]/[.$C$1])^[.F$5]" office:value-type="percentage" office:value="0.999886957262376" calcext:value-type="percentage">
            <text:p>100.0%</text:p>
          </table:table-cell>
          <table:table-cell table:style-name="ce6"/>
          <table:table-cell table:number-columns-repeated="57"/>
        </table:table-row>
        <table:table-row table:style-name="ro2">
          <table:table-cell table:number-columns-repeated="2"/>
          <table:table-cell table:style-name="Default" table:formula="of:=[.C21]+1" office:value-type="float" office:value="16" calcext:value-type="float">
            <text:p>16</text:p>
          </table:table-cell>
          <table:table-cell table:style-name="ce6" table:formula="of:=1-(1-([.$C22]-2)*[.$C$2]/[.$C$1])^[.D$5]" office:value-type="percentage" office:value="0.466666666666667" calcext:value-type="percentage">
            <text:p>46.7%</text:p>
          </table:table-cell>
          <table:table-cell table:style-name="ce6" table:formula="of:=1-(1-([.$C22]-2)*[.$C$2]/[.$C$1])^[.E$5]" office:value-type="percentage" office:value="0.993453791653711" calcext:value-type="percentage">
            <text:p>99.3%</text:p>
          </table:table-cell>
          <table:table-cell table:style-name="ce6" table:formula="of:=1-(1-([.$C22]-2)*[.$C$2]/[.$C$1])^[.F$5]" office:value-type="percentage" office:value="0.999957147156287" calcext:value-type="percentage">
            <text:p>100.0%</text:p>
          </table:table-cell>
          <table:table-cell table:style-name="ce6"/>
          <table:table-cell table:number-columns-repeated="57"/>
        </table:table-row>
        <table:table-row table:style-name="ro2" table:number-rows-repeated="2">
          <table:table-cell table:number-columns-repeated="3"/>
          <table:table-cell table:style-name="ce6" table:number-columns-repeated="4"/>
          <table:table-cell table:number-columns-repeated="57"/>
        </table:table-row>
        <table:table-row table:style-name="ro2" table:number-rows-repeated="3">
          <table:table-cell table:number-columns-repeated="2"/>
          <table:table-cell table:style-name="ce3"/>
          <table:table-cell table:style-name="ce8" table:number-columns-repeated="4"/>
          <table:table-cell table:number-columns-repeated="57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57"/>
        </table:table-row>
        <table:table-row table:style-name="ro2" table:number-rows-repeated="104854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/00/0000</text:date>, <text:time style:data-style-name="N2" text:time-value="22:29:25.1248934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Toralf Förster</meta:initial-creator>
    <meta:creation-date>2016-09-17T11:07:25.557778776</meta:creation-date>
    <dc:date>2020-02-01T22:30:12.208419068</dc:date>
    <meta:editing-duration>PT2H26M50S</meta:editing-duration>
    <meta:editing-cycles>182</meta:editing-cycles>
    <meta:generator>LibreOffice/6.3.4.2.0$Linux_X86_64 LibreOffice_project/30$Build-2</meta:generator>
    <dc:creator>Toralf Förster</dc:creator>
    <meta:document-statistic meta:table-count="1" meta:cell-count="78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1.068cm" xlink:href=".." xlink:type="simple" chart:class="chart:line" chart:style-name="ch1">
        <chart:title svg:x="4.729cm" svg:y="0.357cm" chart:style-name="ch2">
          <text:p>coverage = 1-(1-(day-2)*D/R)^N</text:p>
        </chart:title>
        <chart:plot-area chart:style-name="ch3" table:cell-range-address="coverage.C7:coverage.G22" chart:data-source-has-labels="column" svg:x="0.32cm" svg:y="1.357cm" svg:width="15.36cm" svg:height="9.49cm">
          <chartooo:coordinate-region svg:x="1.55cm" svg:y="1.556cm" svg:width="13.758cm" svg:height="8.644cm"/>
          <chart:axis chart:dimension="x" chart:name="primary-x" chart:style-name="ch4" chartooo:axis-type="auto">
            <chartooo:date-scale/>
            <chart:categories table:cell-range-address="coverage.C7:coverage.C2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verage.D7:coverage.D22" chart:class="chart:line">
            <chart:data-point chart:repeated="16"/>
          </chart:series>
          <chart:series chart:style-name="ch9" chart:values-cell-range-address="coverage.E7:coverage.E22" chart:class="chart:line">
            <chart:data-point chart:repeated="16"/>
          </chart:series>
          <chart:series chart:style-name="ch10" chart:values-cell-range-address="coverage.F7:coverage.F22" chart:class="chart:line">
            <chart:data-point chart:repeated="16"/>
          </chart:series>
          <chart:series chart:style-name="ch11" chart:values-cell-range-address="coverage.G7:coverage.G22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verage.C7:coverage.C22</svg:desc>
                </draw:g>
              </table:table-cell>
              <table:table-cell office:value-type="float" office:value="0">
                <text:p>0</text:p>
                <draw:g>
                  <svg:desc>coverage.D7:coverage.D22</svg:desc>
                </draw:g>
              </table:table-cell>
              <table:table-cell office:value-type="float" office:value="0">
                <text:p>0</text:p>
                <draw:g>
                  <svg:desc>coverage.E7:coverage.E22</svg:desc>
                </draw:g>
              </table:table-cell>
              <table:table-cell office:value-type="float" office:value="0">
                <text:p>0</text:p>
                <draw:g>
                  <svg:desc>coverage.F7:coverage.F22</svg:desc>
                </draw:g>
              </table:table-cell>
              <table:table-cell office:value-type="float" office:value="NaN">
                <text:p>NaN</text:p>
                <draw:g>
                  <svg:desc>coverage.G7:coverage.G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237545476358787">
                <text:p>0.237545476358787</text:p>
              </table:table-cell>
              <table:table-cell office:value-type="float" office:value="0.418663099379051">
                <text:p>0.418663099379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424170098558147">
                <text:p>0.424170098558147</text:p>
              </table:table-cell>
              <table:table-cell office:value-type="float" office:value="0.668419924605465">
                <text:p>0.668419924605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56953279">
                <text:p>0.56953279</text:p>
              </table:table-cell>
              <table:table-cell office:value-type="float" office:value="0.814697981114816">
                <text:p>0.814697981114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681714579216583">
                <text:p>0.681714579216583</text:p>
              </table:table-cell>
              <table:table-cell office:value-type="float" office:value="0.898694390916723">
                <text:p>0.898694390916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767431960638622">
                <text:p>0.767431960638622</text:p>
              </table:table-cell>
              <table:table-cell office:value-type="float" office:value="0.945912107067604">
                <text:p>0.945912107067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83222784">
                <text:p>0.83222784</text:p>
              </table:table-cell>
              <table:table-cell office:value-type="float" office:value="0.971852502328934">
                <text:p>0.971852502328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33333333333333">
                <text:p>0.233333333333333</text:p>
              </table:table-cell>
              <table:table-cell office:value-type="float" office:value="0.880641692911142">
                <text:p>0.880641692911142</text:p>
              </table:table-cell>
              <table:table-cell office:value-type="float" office:value="0.985753594528882">
                <text:p>0.985753594528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916360503679317">
                <text:p>0.916360503679317</text:p>
              </table:table-cell>
              <table:table-cell office:value-type="float" office:value="0.993004434655222">
                <text:p>0.993004434655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">
                <text:p>0.3</text:p>
              </table:table-cell>
              <table:table-cell office:value-type="float" office:value="0.94235199">
                <text:p>0.94235199</text:p>
              </table:table-cell>
              <table:table-cell office:value-type="float" office:value="0.99667670694304">
                <text:p>0.99667670694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60981557689376">
                <text:p>0.960981557689376</text:p>
              </table:table-cell>
              <table:table-cell office:value-type="float" office:value="0.998477561159653">
                <text:p>0.998477561159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974114368174059">
                <text:p>0.974114368174059</text:p>
              </table:table-cell>
              <table:table-cell office:value-type="float" office:value="0.999329934064972">
                <text:p>0.999329934064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">
                <text:p>0.4</text:p>
              </table:table-cell>
              <table:table-cell office:value-type="float" office:value="0.98320384">
                <text:p>0.98320384</text:p>
              </table:table-cell>
              <table:table-cell office:value-type="float" office:value="0.999717889009254">
                <text:p>0.999717889009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33333333333333">
                <text:p>0.433333333333333</text:p>
              </table:table-cell>
              <table:table-cell office:value-type="float" office:value="0.989367844168572">
                <text:p>0.989367844168572</text:p>
              </table:table-cell>
              <table:table-cell office:value-type="float" office:value="0.999886957262376">
                <text:p>0.999886957262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993453791653711">
                <text:p>0.993453791653711</text:p>
              </table:table-cell>
              <table:table-cell office:value-type="float" office:value="0.999957147156287">
                <text:p>0.99995714715628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